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>
      <style:text-properties style:font-name="Cambria" style:font-name-asian="Times New Roman3" style:font-name-complex="Times New Roman3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text-properties style:font-name="Cambria" fo:language="en" fo:country="US"/>
    </style:style>
    <style:style style:name="P10" style:family="paragraph" style:parent-style-name="Text_20_body">
      <style:text-properties style:font-name="Cambria" fo:language="en" fo:country="US" style:font-name-asian="Times New Roman3" style:font-name-complex="Times New Roman3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-asian="Times New Roman3" style:font-name-complex="Times New Roman3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генерирует псевдослучайную последовательность <text:span text:style-name="T8">вещественных</text:span> чисел, <text:s/>нормально распределенных (по Гауссу).</text:p>
            <text:p text:style-name="P5"><text:span text:style-name="T7">Свойства</text:span>:</text:p>
            <text:list xml:id="list8818013349713501317" text:style-name="L1">
              <text:list-item>
                <text:p text:style-name="P6"><text:span text:style-name="T10">Математическое ожидание </text:span><text:span text:style-name="T12">–</text:span><text:span text:style-name="T10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6"><text:span text:style-name="T5">Дисперсия</text:span><text:span text:style-name="T10"> </text:span><text:span text:style-name="T12">–</text:span><text:span text:style-name="T10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6"><text:span text:style-name="T10">Период квантования </text:span><text:span text:style-name="T12">–</text:span><text:span text:style-name="T10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– </text:span><text:span text:style-name="T5">время в секундах, через которое будет обновляться случайный сигнал на выходе блока</text:span><text:span text:style-name="T10">. Если</text:span><text:span text:style-name="T10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5"><text:span text:style-name="T3">Свойства</text:span> могут быть <text:span text:style-name="T8">векторами</text:span><text:span text:style-name="T13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3">р</text:span>азмерности которых должны быть одинаковы, в этом случае на выходе будет также <text:span text:style-name="T3">формироваться </text:span><text:span text:style-name="T8">векторный сигнал</text:span><text:span text:style-name="T15">.</text:span></text:p>
            <text:p text:style-name="P5"><text:span text:style-name="T18">Примеры</text:span> заполнения <text:span text:style-name="T3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4">Числовое</text:span><text:span text:style-name="T3"> задание </text:span><text:span text:style-name="T3">свойств</text:span><text:span text:style-name="T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5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5">[<text:span text:style-name="T11">0.2</text:span>]</text:p>
                </table:table-cell>
              </table:table-row>
              <table:table-row>
                <table:table-cell table:style-name="Таблица1.A3" office:value-type="string">
                  <text:p text:style-name="P10">Период квантования</text:p>
                </table:table-cell>
                <table:table-cell table:style-name="Таблица1.B3" office:value-type="string">
                  <text:p text:style-name="P5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7">Именован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5">[M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5">[D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10"><text:soft-page-break/>Период квантования</text:p>
                </table:table-cell>
                <table:table-cell table:style-name="Таблица1.B3" office:value-type="string">
                  <text:p text:style-name="P5">[<text:span text:style-name="T11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7">Смешан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9">[M1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5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10">Период квантования</text:p>
                </table:table-cell>
                <table:table-cell table:style-name="Таблица1.B3" office:value-type="string">
                  <text:p text:style-name="P5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7">Векторное</text:span><text:span text:style-name="T18"> задание </text:span><text:span text:style-name="T6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5">[M<text:span text:style-name="T11">1,M2,M3]</text:span>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5">[<text:span text:style-name="T11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10">Период квантования</text:p>
                </table:table-cell>
                <table:table-cell table:style-name="Таблица1.B3" office:value-type="string">
                  <text:p text:style-name="P9">[0,0.01,0.02]</text:p>
                </table:table-cell>
              </table:table-row>
            </table:table>
            <text:p text:style-name="P5"><text:span text:style-name="T7">Примечани</text:span><text:span text:style-name="T4">я</text:span>:</text:p>
            <text:list xml:id="list3154181972944958878" text:style-name="L2">
              <text:list-item>
                <text:p text:style-name="P11"><text:span text:style-name="T3">По умолчанию блок </text:span>формирует <text:span text:style-name="T9">скалярный</text:span> выходной сигнал.</text:p>
              </text:list-item>
              <text:list-item>
                <text:p text:style-name="P12"><text:span text:style-name="T15">Именованные свойства задаются как </text:span><text:span text:style-name="T13">локальные</text:span><text:span text:style-name="T15"> переменные модели (или субмодели) во вкладке </text:span><text:span text:style-name="T13">Параметры</text:span><text:span text:style-name="T15"> или как глобальные сигналы проекта при помощи пункта главного меню </text:span><text:span text:style-name="T13">Графика</text:span><text:span text:style-name="T15"> </text:span><text:span text:style-name="T16">→</text:span><text:span text:style-name="T17"> </text:span><text:span text:style-name="T14">Сигналы</text:span><text:span text:style-name="T15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4-11-28T18:04:11.42</dc:date>
    <meta:generator>OpenOffice/4.1.1$Win32 OpenOffice.org_project/411m6$Build-9775</meta:generator>
    <meta:editing-duration>PT2H55M29S</meta:editing-duration>
    <meta:editing-cycles>60</meta:editing-cycles>
    <meta:document-statistic meta:table-count="2" meta:image-count="2" meta:object-count="7" meta:page-count="2" meta:paragraph-count="52" meta:word-count="177" meta:character-count="132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